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DRIGUEZ REYMUNDO JAVIER VICENT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AZAMAR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DRIGUEZ REYMUNDO JAVIER VICENT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7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06:5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